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normal" officeooo:rsid="0012529a" officeooo:paragraph-rsid="0015e9a5" style:font-weight-asian="normal" style:font-weight-complex="normal"/>
    </style:style>
    <style:style style:name="P5" style:family="paragraph" style:parent-style-name="Standard">
      <style:text-properties fo:font-weight="normal" officeooo:rsid="00c704cb" officeooo:paragraph-rsid="00c704cb" style:font-weight-asian="normal" style:font-weight-complex="normal"/>
    </style:style>
    <style:style style:name="P6" style:family="paragraph" style:parent-style-name="Standard">
      <style:text-properties officeooo:paragraph-rsid="001a64a3"/>
    </style:style>
    <style:style style:name="P7" style:family="paragraph" style:parent-style-name="Standard">
      <style:text-properties officeooo:rsid="002a5763"/>
    </style:style>
    <style:style style:name="P8" style:family="paragraph" style:parent-style-name="Standard">
      <style:text-properties officeooo:rsid="002a5763" officeooo:paragraph-rsid="002a5763"/>
    </style:style>
    <style:style style:name="P9" style:family="paragraph" style:parent-style-name="Standard">
      <style:text-properties officeooo:rsid="002a5763" officeooo:paragraph-rsid="0060c729"/>
    </style:style>
    <style:style style:name="P10" style:family="paragraph" style:parent-style-name="Standard">
      <style:text-properties officeooo:paragraph-rsid="0030daff"/>
    </style:style>
    <style:style style:name="P11" style:family="paragraph" style:parent-style-name="Standard">
      <style:text-properties officeooo:paragraph-rsid="00399f9c"/>
    </style:style>
    <style:style style:name="P12" style:family="paragraph" style:parent-style-name="Standard">
      <style:text-properties officeooo:rsid="00428102" officeooo:paragraph-rsid="00428102"/>
    </style:style>
    <style:style style:name="P13" style:family="paragraph" style:parent-style-name="Standard">
      <style:text-properties officeooo:rsid="004dbc30" officeooo:paragraph-rsid="004d4dd8"/>
    </style:style>
    <style:style style:name="P14" style:family="paragraph" style:parent-style-name="Standard">
      <style:text-properties officeooo:rsid="0060c729" officeooo:paragraph-rsid="0060c729"/>
    </style:style>
    <style:style style:name="P15" style:family="paragraph" style:parent-style-name="Standard">
      <style:text-properties officeooo:rsid="00589362" officeooo:paragraph-rsid="008fc814"/>
    </style:style>
    <style:style style:name="P16" style:family="paragraph" style:parent-style-name="Standard">
      <style:text-properties officeooo:paragraph-rsid="00b93dac"/>
    </style:style>
    <style:style style:name="P17" style:family="paragraph" style:parent-style-name="Standard">
      <style:text-properties officeooo:rsid="00985d1c" officeooo:paragraph-rsid="00985d1c"/>
    </style:style>
    <style:style style:name="P18" style:family="paragraph" style:parent-style-name="Standard">
      <style:text-properties officeooo:rsid="00ce6c0d" officeooo:paragraph-rsid="00ce6c0d"/>
    </style:style>
    <style:style style:name="P19" style:family="paragraph" style:parent-style-name="Footnote">
      <style:paragraph-properties fo:margin-left="0cm" fo:margin-right="0cm" fo:text-indent="0cm" style:auto-text-indent="false"/>
    </style:style>
    <style:style style:name="P20" style:family="paragraph" style:parent-style-name="Footnote">
      <style:paragraph-properties fo:margin-left="0cm" fo:margin-right="0cm" fo:text-indent="0cm" style:auto-text-indent="false"/>
      <style:text-properties officeooo:paragraph-rsid="003d135a"/>
    </style:style>
    <style:style style:name="P21" style:family="paragraph" style:parent-style-name="Standard">
      <style:text-properties fo:font-weight="bold" officeooo:rsid="0012529a" officeooo:paragraph-rsid="0139dafb" style:font-weight-asian="bold" style:font-weight-complex="bold"/>
    </style:style>
    <style:style style:name="P22" style:family="paragraph" style:parent-style-name="Standard">
      <style:text-properties fo:font-weight="bold" officeooo:rsid="00e2e790" officeooo:paragraph-rsid="00e2e790" style:font-weight-asian="bold" style:font-weight-complex="bold"/>
    </style:style>
    <style:style style:name="P23" style:family="paragraph" style:parent-style-name="Standard">
      <style:text-properties fo:font-weight="bold" officeooo:rsid="00e2e790" officeooo:paragraph-rsid="01194e8f" style:font-weight-asian="bold" style:font-weight-complex="bold"/>
    </style:style>
    <style:style style:name="P24" style:family="paragraph" style:parent-style-name="Standard">
      <style:text-properties fo:font-weight="bold" officeooo:rsid="01194e8f" officeooo:paragraph-rsid="01194e8f" style:font-weight-asian="bold" style:font-weight-complex="bold"/>
    </style:style>
    <style:style style:name="P25" style:family="paragraph" style:parent-style-name="Standard">
      <style:text-properties officeooo:paragraph-rsid="00b93dac"/>
    </style:style>
    <style:style style:name="P26" style:family="paragraph" style:parent-style-name="Standard">
      <style:text-properties officeooo:paragraph-rsid="0012529a"/>
    </style:style>
    <style:style style:name="P27" style:family="paragraph" style:parent-style-name="Standard">
      <style:text-properties fo:font-weight="normal" officeooo:rsid="00c704cb" officeooo:paragraph-rsid="00c704cb" style:font-weight-asian="normal" style:font-weight-complex="normal"/>
    </style:style>
    <style:style style:name="P28" style:family="paragraph" style:parent-style-name="Standard">
      <style:text-properties fo:font-weight="normal" officeooo:rsid="00c704cb" officeooo:paragraph-rsid="01184aba" style:font-weight-asian="normal" style:font-weight-complex="normal"/>
    </style:style>
    <style:style style:name="P29" style:family="paragraph" style:parent-style-name="Standard">
      <style:text-properties fo:font-weight="normal" officeooo:rsid="00ddf4b4" officeooo:paragraph-rsid="00ddf4b4" style:font-weight-asian="normal" style:font-weight-complex="normal"/>
    </style:style>
    <style:style style:name="P30" style:family="paragraph" style:parent-style-name="Standard">
      <style:text-properties fo:font-weight="normal" officeooo:rsid="00ddf4b4" officeooo:paragraph-rsid="01184aba" style:font-weight-asian="normal" style:font-weight-complex="normal"/>
    </style:style>
    <style:style style:name="P31" style:family="paragraph" style:parent-style-name="Standard">
      <style:text-properties fo:font-weight="normal" officeooo:rsid="011fc463" officeooo:paragraph-rsid="011fc463" style:font-weight-asian="normal" style:font-weight-complex="normal"/>
    </style:style>
    <style:style style:name="P32" style:family="paragraph" style:parent-style-name="Standard">
      <style:text-properties officeooo:rsid="00de6f03" officeooo:paragraph-rsid="00de6f03"/>
    </style:style>
    <style:style style:name="P33" style:family="paragraph" style:parent-style-name="Standard">
      <style:text-properties officeooo:rsid="00de6f03" officeooo:paragraph-rsid="01184aba"/>
    </style:style>
    <style:style style:name="P34" style:family="paragraph" style:parent-style-name="Standard">
      <style:paragraph-properties fo:text-align="end" style:justify-single-word="false"/>
      <style:text-properties officeooo:rsid="00e06344" officeooo:paragraph-rsid="00e06344"/>
    </style:style>
    <style:style style:name="P35" style:family="paragraph" style:parent-style-name="Standard">
      <style:paragraph-properties fo:text-align="end" style:justify-single-word="false"/>
      <style:text-properties officeooo:rsid="00e06344" officeooo:paragraph-rsid="01194e8f"/>
    </style:style>
    <style:style style:name="P36" style:family="paragraph" style:parent-style-name="Standard">
      <style:text-properties officeooo:rsid="00241700" officeooo:paragraph-rsid="00241700"/>
    </style:style>
    <style:style style:name="P37" style:family="paragraph" style:parent-style-name="Standard">
      <style:text-properties officeooo:rsid="00241700" officeooo:paragraph-rsid="0139dafb"/>
    </style:style>
    <style:style style:name="P38" style:family="paragraph" style:parent-style-name="Standard">
      <style:text-properties officeooo:rsid="002a5763" officeooo:paragraph-rsid="0060c729"/>
    </style:style>
    <style:style style:name="P39" style:family="paragraph" style:parent-style-name="Standard">
      <style:text-properties officeooo:rsid="002a5763" officeooo:paragraph-rsid="01184aba"/>
    </style:style>
    <style:style style:name="P40" style:family="paragraph" style:parent-style-name="Standard">
      <style:text-properties officeooo:rsid="002a5763" officeooo:paragraph-rsid="01194e8f"/>
    </style:style>
    <style:style style:name="P41" style:family="paragraph" style:parent-style-name="Standard">
      <style:text-properties officeooo:rsid="00e2d4cf" officeooo:paragraph-rsid="00e2d4cf"/>
    </style:style>
    <style:style style:name="P42" style:family="paragraph" style:parent-style-name="Standard">
      <style:text-properties officeooo:rsid="00e2d4cf" officeooo:paragraph-rsid="01194e8f"/>
    </style:style>
    <style:style style:name="P43" style:family="paragraph" style:parent-style-name="Standard">
      <style:text-properties officeooo:rsid="00533de3" officeooo:paragraph-rsid="00533de3"/>
    </style:style>
    <style:style style:name="P44" style:family="paragraph" style:parent-style-name="Standard">
      <style:text-properties officeooo:rsid="00ba51f2" officeooo:paragraph-rsid="00f1a9c6"/>
    </style:style>
    <style:style style:name="P45" style:family="paragraph" style:parent-style-name="Standard">
      <style:text-properties officeooo:rsid="00ba51f2" officeooo:paragraph-rsid="00f91294"/>
    </style:style>
    <style:style style:name="P46" style:family="paragraph" style:parent-style-name="Standard">
      <style:text-properties officeooo:rsid="00ba51f2" officeooo:paragraph-rsid="0125aaeb"/>
    </style:style>
    <style:style style:name="P47" style:family="paragraph" style:parent-style-name="Standard">
      <style:text-properties officeooo:rsid="004d4dd8" officeooo:paragraph-rsid="004d4dd8"/>
    </style:style>
    <style:style style:name="P48" style:family="paragraph" style:parent-style-name="Standard">
      <style:text-properties officeooo:paragraph-rsid="01184aba"/>
    </style:style>
    <style:style style:name="P49" style:family="paragraph" style:parent-style-name="Standard">
      <style:text-properties officeooo:paragraph-rsid="01194e8f"/>
    </style:style>
    <style:style style:name="P50" style:family="paragraph" style:parent-style-name="Standard">
      <style:text-properties fo:font-style="italic" style:text-underline-style="none" officeooo:paragraph-rsid="0012529a" style:font-style-asian="italic" style:font-style-complex="italic"/>
    </style:style>
    <style:style style:name="P51" style:family="paragraph" style:parent-style-name="Standard">
      <style:text-properties officeooo:paragraph-rsid="00533de3"/>
    </style:style>
    <style:style style:name="P52" style:family="paragraph" style:parent-style-name="Standard">
      <style:text-properties officeooo:paragraph-rsid="012c79c3"/>
    </style:style>
    <style:style style:name="P53" style:family="paragraph" style:parent-style-name="Standard">
      <style:text-properties officeooo:paragraph-rsid="0139dafb"/>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55"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6"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7"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8" style:family="paragraph" style:parent-style-name="Standard">
      <loext:graphic-properties draw:fill="none"/>
      <style:paragraph-properties fo:margin-left="1cm" fo:margin-right="0cm" fo:text-indent="0cm" style:auto-text-indent="false" fo:background-color="transparent"/>
    </style:style>
    <style:style style:name="P59"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60"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6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6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63" style:family="paragraph" style:parent-style-name="Footnote">
      <style:paragraph-properties fo:margin-left="0cm" fo:margin-right="0cm" fo:text-indent="0cm" style:auto-text-indent="false"/>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officeooo:rsid="0012529a"/>
    </style:style>
    <style:style style:name="T4" style:family="text">
      <style:text-properties fo:font-weight="normal" style:font-weight-asian="normal" style:font-weight-complex="normal"/>
    </style:style>
    <style:style style:name="T5" style:family="text">
      <style:text-properties officeooo:rsid="001c9571"/>
    </style:style>
    <style:style style:name="T6" style:family="text">
      <style:text-properties officeooo:rsid="001f8b5c"/>
    </style:style>
    <style:style style:name="T7" style:family="text">
      <style:text-properties fo:font-style="italic" style:font-style-asian="italic" style:font-style-complex="italic"/>
    </style:style>
    <style:style style:name="T8" style:family="text">
      <style:text-properties fo:font-style="italic" officeooo:rsid="0030960a" style:font-style-asian="italic" style:font-style-complex="italic"/>
    </style:style>
    <style:style style:name="T9" style:family="text">
      <style:text-properties fo:font-style="italic" officeooo:rsid="007cc1c7" style:font-style-asian="italic" style:font-style-complex="italic"/>
    </style:style>
    <style:style style:name="T10" style:family="text">
      <style:text-properties fo:font-style="italic" officeooo:rsid="011a7ee4" style:font-style-asian="italic" style:font-style-complex="italic"/>
    </style:style>
    <style:style style:name="T11" style:family="text">
      <style:text-properties fo:font-style="italic" officeooo:rsid="011b4a4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0960a" style:font-style-asian="normal" style:font-style-complex="normal"/>
    </style:style>
    <style:style style:name="T14" style:family="text">
      <style:text-properties fo:font-style="normal" officeooo:rsid="003a6e7c" style:font-style-asian="normal" style:font-style-complex="normal"/>
    </style:style>
    <style:style style:name="T15" style:family="text">
      <style:text-properties fo:font-style="normal" officeooo:rsid="003b93be" style:font-style-asian="normal" style:font-style-complex="normal"/>
    </style:style>
    <style:style style:name="T16" style:family="text">
      <style:text-properties fo:font-style="normal" officeooo:rsid="007cc1c7" style:font-style-asian="normal" style:font-style-complex="normal"/>
    </style:style>
    <style:style style:name="T17" style:family="text">
      <style:text-properties fo:font-style="normal" officeooo:rsid="010a2dbb" style:font-style-asian="normal" style:font-style-complex="normal"/>
    </style:style>
    <style:style style:name="T18" style:family="text">
      <style:text-properties officeooo:rsid="00231679"/>
    </style:style>
    <style:style style:name="T19" style:family="text">
      <style:text-properties officeooo:rsid="00241700"/>
    </style:style>
    <style:style style:name="T20" style:family="text">
      <style:text-properties fo:font-size="10pt" style:font-size-asian="10pt" style:font-size-complex="10pt"/>
    </style:style>
    <style:style style:name="T21" style:family="text">
      <style:text-properties officeooo:rsid="00255fb0"/>
    </style:style>
    <style:style style:name="T22" style:family="text">
      <style:text-properties officeooo:rsid="002866f4"/>
    </style:style>
    <style:style style:name="T23" style:family="text">
      <style:text-properties officeooo:rsid="0030960a"/>
    </style:style>
    <style:style style:name="T24" style:family="text">
      <style:text-properties officeooo:rsid="00330960"/>
    </style:style>
    <style:style style:name="T25" style:family="text">
      <style:text-properties officeooo:rsid="00399f9c"/>
    </style:style>
    <style:style style:name="T26" style:family="text">
      <style:text-properties officeooo:rsid="003eda4f"/>
    </style:style>
    <style:style style:name="T27" style:family="text">
      <style:text-properties officeooo:rsid="003f9df6"/>
    </style:style>
    <style:style style:name="T28" style:family="text">
      <style:text-properties officeooo:rsid="0040a9df"/>
    </style:style>
    <style:style style:name="T29" style:family="text">
      <style:text-properties officeooo:rsid="0042996f"/>
    </style:style>
    <style:style style:name="T30" style:family="text">
      <style:text-properties officeooo:rsid="00446342"/>
    </style:style>
    <style:style style:name="T31" style:family="text">
      <style:text-properties officeooo:rsid="004623ef"/>
    </style:style>
    <style:style style:name="T32" style:family="text">
      <style:text-properties officeooo:rsid="00491570"/>
    </style:style>
    <style:style style:name="T33" style:family="text">
      <style:text-properties officeooo:rsid="004dbc30"/>
    </style:style>
    <style:style style:name="T34" style:family="text">
      <style:text-properties officeooo:rsid="0053be3e"/>
    </style:style>
    <style:style style:name="T35" style:family="text">
      <style:text-properties officeooo:rsid="005a5a90"/>
    </style:style>
    <style:style style:name="T36" style:family="text">
      <style:text-properties officeooo:rsid="005e024b"/>
    </style:style>
    <style:style style:name="T37" style:family="text">
      <style:text-properties officeooo:rsid="0060c729"/>
    </style:style>
    <style:style style:name="T38" style:family="text">
      <style:text-properties officeooo:rsid="006329c4"/>
    </style:style>
    <style:style style:name="T39" style:family="text">
      <style:text-properties officeooo:rsid="0063ec7a"/>
    </style:style>
    <style:style style:name="T40" style:family="text">
      <style:text-properties officeooo:rsid="00654e88"/>
    </style:style>
    <style:style style:name="T41" style:family="text">
      <style:text-properties officeooo:rsid="006d56c8"/>
    </style:style>
    <style:style style:name="T42" style:family="text">
      <style:text-properties officeooo:rsid="0071b794"/>
    </style:style>
    <style:style style:name="T43" style:family="text">
      <style:text-properties officeooo:rsid="00731f43"/>
    </style:style>
    <style:style style:name="T44" style:family="text">
      <style:text-properties officeooo:rsid="008fc814"/>
    </style:style>
    <style:style style:name="T45" style:family="text">
      <style:text-properties officeooo:rsid="00919797"/>
    </style:style>
    <style:style style:name="T46" style:family="text">
      <style:text-properties officeooo:rsid="009fafc8"/>
    </style:style>
    <style:style style:name="T47" style:family="text">
      <style:text-properties officeooo:rsid="00a3757e"/>
    </style:style>
    <style:style style:name="T48" style:family="text">
      <style:text-properties officeooo:rsid="00a696d1"/>
    </style:style>
    <style:style style:name="T49" style:family="text">
      <style:text-properties style:font-name="Liberation Serif1" officeooo:rsid="00b1b9cf" style:font-name-asian="Liberation Serif1" style:font-name-complex="Liberation Serif1"/>
    </style:style>
    <style:style style:name="T50" style:family="text">
      <style:text-properties officeooo:rsid="00b34e51"/>
    </style:style>
    <style:style style:name="T51" style:family="text">
      <style:text-properties officeooo:rsid="00b45249"/>
    </style:style>
    <style:style style:name="T52" style:family="text">
      <style:text-properties officeooo:rsid="00b743b4"/>
    </style:style>
    <style:style style:name="T53" style:family="text">
      <style:text-properties officeooo:rsid="00b93dac"/>
    </style:style>
    <style:style style:name="T54" style:family="text">
      <style:text-properties officeooo:rsid="00b93de6"/>
    </style:style>
    <style:style style:name="T55" style:family="text">
      <style:text-properties officeooo:rsid="00bc1bd7"/>
    </style:style>
    <style:style style:name="T56" style:family="text">
      <style:text-properties officeooo:rsid="00c8c7d0"/>
    </style:style>
    <style:style style:name="T57" style:family="text">
      <style:text-properties officeooo:rsid="00cfdd11"/>
    </style:style>
    <style:style style:name="T58" style:family="text">
      <style:text-properties officeooo:rsid="00d16bbc"/>
    </style:style>
    <style:style style:name="T59" style:family="text">
      <style:text-properties officeooo:rsid="00d50441"/>
    </style:style>
    <style:style style:name="T60" style:family="text">
      <style:text-properties fo:font-weight="bold" style:font-weight-asian="bold" style:font-weight-complex="bold"/>
    </style:style>
    <style:style style:name="T61" style:family="text">
      <style:text-properties fo:font-weight="bold" officeooo:rsid="0012529a" style:font-weight-asian="bold" style:font-weight-complex="bold"/>
    </style:style>
    <style:style style:name="T62" style:family="text">
      <style:text-properties fo:font-weight="bold" officeooo:rsid="00e82aa6" style:font-weight-asian="bold" style:font-weight-complex="bold"/>
    </style:style>
    <style:style style:name="T63" style:family="text">
      <style:text-properties fo:font-weight="bold" officeooo:rsid="00fe59c3" style:font-weight-asian="bold" style:font-weight-complex="bold"/>
    </style:style>
    <style:style style:name="T64" style:family="text">
      <style:text-properties officeooo:rsid="00d9746f"/>
    </style:style>
    <style:style style:name="T65" style:family="text">
      <style:text-properties officeooo:rsid="00dc96c8"/>
    </style:style>
    <style:style style:name="T66" style:family="text">
      <style:text-properties officeooo:rsid="00ddf4b4"/>
    </style:style>
    <style:style style:name="T67" style:family="text">
      <style:text-properties officeooo:rsid="00e2b506"/>
    </style:style>
    <style:style style:name="T68" style:family="text">
      <style:text-properties officeooo:rsid="00efcd3d"/>
    </style:style>
    <style:style style:name="T69" style:family="text">
      <style:text-properties officeooo:rsid="00fe074a"/>
    </style:style>
    <style:style style:name="T70" style:family="text">
      <style:text-properties officeooo:rsid="00ff626f"/>
    </style:style>
    <style:style style:name="T71" style:family="text">
      <style:text-properties officeooo:rsid="0100f150"/>
    </style:style>
    <style:style style:name="T72" style:family="text">
      <style:text-properties officeooo:rsid="010398d0"/>
    </style:style>
    <style:style style:name="T73" style:family="text">
      <style:text-properties officeooo:rsid="0103e44e"/>
    </style:style>
    <style:style style:name="T74" style:family="text">
      <style:text-properties style:text-position="super 58%" officeooo:rsid="0103e44e"/>
    </style:style>
    <style:style style:name="T75" style:family="text">
      <style:text-properties officeooo:rsid="0108feda"/>
    </style:style>
    <style:style style:name="T76" style:family="text">
      <style:text-properties officeooo:rsid="01138707"/>
    </style:style>
    <style:style style:name="T77" style:family="text">
      <style:text-properties officeooo:rsid="011a7ee4"/>
    </style:style>
    <style:style style:name="T78" style:family="text">
      <style:text-properties officeooo:rsid="011ff3b6"/>
    </style:style>
    <style:style style:name="T79" style:family="text">
      <style:text-properties officeooo:rsid="01214167"/>
    </style:style>
    <style:style style:name="T80" style:family="text">
      <style:text-properties officeooo:rsid="01214c2a"/>
    </style:style>
    <style:style style:name="T81" style:family="text">
      <style:text-properties officeooo:rsid="012c6b01"/>
    </style:style>
    <style:style style:name="T82" style:family="text">
      <style:text-properties officeooo:rsid="012f279a"/>
    </style:style>
    <style:style style:name="T83" style:family="text">
      <style:text-properties officeooo:rsid="013063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Xavier Faure</text:p>
      <text:p text:style-name="P9">Enseignant de Lettres Classiques au collège Camille Flammarion <text:span text:style-name="T37">(Val-de-Meuse, 52140)</text:span></text:p>
      <text:p text:style-name="P9"><text:a xlink:type="simple" xlink:href="mailto:xavier.faure@ac-reims.fr" text:style-name="Internet_20_link" text:visited-style-name="Visited_20_Internet_20_Link">xavier.faure@ac-reims.fr</text:a> </text:p>
      <text:p text:style-name="P41">03.25.84.48.03</text:p>
      <text:p text:style-name="P41"/>
      <text:p text:style-name="P22">objet : <text:span text:style-name="T76">candidature</text:span> au poste de « chargé de mission de coordination art et culture au sein de la DSDEN de la Haute-Marne. » <text:span text:style-name="T76">(lettre de motivation)</text:span></text:p>
      <text:p text:style-name="Standard"/>
      <text:p text:style-name="Standard"/>
      <text:p text:style-name="Standard"/>
      <text:p text:style-name="Standard"/>
      <text:p text:style-name="P34">Nogent, le 23 avril 202<text:span text:style-name="T77">1</text:span></text:p>
      <text:p text:style-name="Standard"/>
      <text:p text:style-name="Standard">Madame, Monsieur,</text:p>
      <text:p text:style-name="Standard"/>
      <text:p text:style-name="Standard"><text:span text:style-name="T81">Vous trouverez ci-après ma lettre de motivation pour le </text:span>poste de « chargé de mission de coordination art et culture au sein de la DSDEN de la Haute-Marne. »</text:p>
      <text:p text:style-name="Standard"/>
      <text:p text:style-name="P11">J'enseigne les Lettres Classiques depuis <text:span text:style-name="T6">2004 </text:span>au collège Camille Flammarion et la disponibilité de ce poste a retenu mon attention.</text:p>
      <text:p text:style-name="Standard"/>
      <text:p text:style-name="P31">Très investi professionnellement dans mon travail <text:span text:style-name="T80">(mention « excellent » au PPCR en 2021)</text:span>, je participe depuis plus de dix à de nombreux projets culturels, <text:span text:style-name="T83">en grande partie proposés par Mme Fondeur. Je trouverais intéressant de poursuivre mon investissement en prolongeant ces projets, en participation cette fois à leur élaboration et à leur mise en œuvre.</text:span></text:p>
      <text:p text:style-name="P28"/>
      <text:p text:style-name="P30"><text:span text:style-name="T78">J’ai </text:span>la chance de profiter de la vie culturelle du Grand Est ; je trouve remarquable que le secteur de la culture soit généreusement financé par l’Etat et les collectivités locales. Quel plaisir, par exemple, de pouvoir <text:span text:style-name="T67">visiter </text:span>en famille les expositions du centre Pompidou à Metz ou de voir le Signe sortir de terre et proposer d’intéressantes rétrospectives <text:span text:style-name="T70">mais aussi de mettre en valeur tant de graphistes contemporains </text:span>! Ces exemples confirment ma volonté de prolonger mon travail d’articulation entre l’enseignement et la culture.</text:p>
      <text:p text:style-name="P28"/>
      <text:p text:style-name="P48"><text:span text:style-name="T79">J</text:span>'ai beaucoup apprécié le travail de Mme Fondeur et <text:span text:style-name="T59">prendrais plaisir à</text:span> poursuivre ce qu'elle a proposé pendant tant d'années. <text:span text:style-name="T40">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39"/>
      <text:p text:style-name="P39"/>
      <text:p text:style-name="P33"/>
      <text:p text:style-name="P39">Respectueusement,</text:p>
      <text:p text:style-name="P39"/>
      <text:p text:style-name="P39">M. Faure</text:p>
      <text:p text:style-name="Standard"/>
      <text:p text:style-name="Standard"/>
      <text:p text:style-name="Standard"/>
      <text:p text:style-name="Standard"/>
      <text:p text:style-name="Standard"/>
      <text:p text:style-name="Standard"/>
      <text:p text:style-name="P49"><text:soft-page-break/><text:span text:style-name="T37">Xavier Faure</text:span></text:p>
      <text:p text:style-name="P40">Enseignant de Lettres Classiques au collège Camille Flammarion <text:span text:style-name="T37">(Val-de-Meuse, 52140)</text:span></text:p>
      <text:p text:style-name="P40"><text:a xlink:type="simple" xlink:href="mailto:xavier.faure@ac-reims.fr" text:style-name="Internet_20_link" text:visited-style-name="Visited_20_Internet_20_Link">xavier.faure@ac-reims.fr</text:a> </text:p>
      <text:p text:style-name="P42">03.25.84.48.03</text:p>
      <text:p text:style-name="P42"/>
      <text:p text:style-name="P23">objet : <text:span text:style-name="T76">candidature</text:span> au poste de « chargé de mission de coordination art et culture au sein de la DSDEN de la Haute-Marne. » <text:span text:style-name="T76">(</text:span><text:span text:style-name="T11">curriculum uitae</text:span><text:span text:style-name="T76">)</text:span></text:p>
      <text:p text:style-name="P23"/>
      <text:p text:style-name="P23"/>
      <text:p text:style-name="P23"/>
      <text:p text:style-name="P49"><text:span text:style-name="T61"/></text:p>
      <text:p text:style-name="P35">Nogent, le 23 avril 202<text:span text:style-name="T77">1</text:span></text:p>
      <text:p text:style-name="P49"/>
      <text:p text:style-name="P49">Madame, Monsieur,</text:p>
      <text:p text:style-name="P49"/>
      <text:p text:style-name="P52"><text:span text:style-name="T81">Vous trouverez ci-après mon </text:span><text:span text:style-name="T10">curriculum vitae</text:span><text:span text:style-name="T25"> pour le </text:span>poste de « chargé de mission de coordination art et culture au sein de la DSDEN de la Haute-Marne. »</text:p>
      <text:p text:style-name="P49"><text:span text:style-name="T61"/></text:p>
      <text:p text:style-name="P50"><text:span text:style-name="T61">Curriculum Vitae</text:span></text:p>
      <text:p text:style-name="P54"><text:span text:style-name="T49">•</text:span> <text:span text:style-name="T4">licence de Lettres Classiques, licence de Philosophie</text:span></text:p>
      <text:p text:style-name="P55"><text:span text:style-name="T49">•</text:span> <text:span text:style-name="T3">CAPES externe de Lettres Classiques</text:span></text:p>
      <text:p text:style-name="P56"><text:span text:style-name="T49">•</text:span> ERAEI, en charge de l’échange avec la <text:span text:style-name="T7">Freie Schule</text:span><text:span text:style-name="T12"> de Köln (Allemagne) </text:span><text:span text:style-name="T14">depuis 2006</text:span><text:span text:style-name="T14"><text:note text:id="ftn1" text:note-class="footnote"><text:note-citation>1</text:note-citation><text:note-body><text:p text:style-name="P20"><text:s/><text:a xlink:type="simple" xlink:href="https://www.freie-schule-koeln.de/author/till_admin/page/7/" text:style-name="Internet_20_link" text:visited-style-name="Visited_20_Internet_20_Link">https://www.freie-schule-koeln.de/author/till_admin/page/7/</text:a></text:p></text:note-body></text:note></text:span><text:span text:style-name="T14">. J’ai géré seul ce partenariat pendant </text:span><text:span text:style-name="T15">deux</text:span><text:span text:style-name="T14"> </text:span><text:span text:style-name="T15">ans, à ses débuts</text:span><text:span text:style-name="T12">.</text:span></text:p>
      <text:p text:style-name="P57"/>
      <text:p text:style-name="P2">Participation aux projets proposés par Mme Fondeur</text:p>
      <text:p text:style-name="P16">J'ai eu la chance de participer à de nombreux projets que proposai<text:span text:style-name="T26">t</text:span> Mme Fondeur <text:span text:style-name="T53">et ai donc une solide expérience de l’organisation – côté enseignant – des</text:span> PAG<text:span text:style-name="T26">s</text:span>, <text:span text:style-name="T54">des </text:span>résidence<text:span text:style-name="T38">s</text:span> d'auteurs <text:span text:style-name="T54">et de diverses opérations comme « </text:span>collégiens au cinéma » et « collégiens au théâtre ». A titre d'exemple,</text:p>
      <text:p text:style-name="P16"/>
      <text:p text:style-name="P61"><text:span text:style-name="T49">•</text:span> chaque année depuis dix ans au moins, l'un<text:span text:style-name="T28">e</text:span> de mes classes est inscrite à un PAG; depuis trois ans j'ai régulièrement deux classes inscrites à un ou deux PAG<text:span text:style-name="T27">s</text:span>. Ainsi, en 2020-2021, mes deux classes de cinquièmes sont inscrites au PAG « lecture à haute voix »</text:p>
      <text:p text:style-name="P55"><text:span text:style-name="T49">•</text:span> chaque année j'inscris mes 6e au dispositif « collège au cinéma »</text:p>
      <text:p text:style-name="P55"><text:span text:style-name="T49">•</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8"/>
      <text:p text:style-name="P10">Ces projets m'ont permis de belles rencontres (Sébastien Lacroix<text:note text:id="ftn2" text:note-class="footnote"><text:note-citation>2</text:note-citation><text:note-body><text:p text:style-name="P19"><text:s/><text:a xlink:type="simple" xlink:href="https://lacsenova.wixsite.com/sebastienlacroix" text:style-name="Internet_20_link" text:visited-style-name="Visited_20_Internet_20_Link">https://lacsenova.wixsite.com/sebastienlacroix</text:a> </text:p></text:note-body></text:note>, Anne Mulpa<text:span text:style-name="T68">s</text:span><text:note text:id="ftn3" text:note-class="footnote"><text:note-citation>3</text:note-citation><text:note-body><text:p text:style-name="P19"><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19"><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10"/>
      <text:p text:style-name="P12">J’ai apprécié la diversité du travail demandé : reconstituer une villa gallo-romaine en 3D<text:note text:id="ftn5" text:note-class="footnote"><text:note-citation>5</text:note-citation><text:note-body><text:p text:style-name="P19"><text:s/><text:a xlink:type="simple" xlink:href="https://www.youtube.com/watch?v=pvL6aws4ZJg" text:style-name="Internet_20_link" text:visited-style-name="Visited_20_Internet_20_Link">https://www.youtube.com/watch?v=pvL6aws4ZJg</text:a> </text:p></text:note-body></text:note> <text:span text:style-name="T29">avec une archéologue (Mme Claire Serrano)</text:span> ou travailler avec un marionnet<text:span text:style-name="T50">t</text:span>iste <text:span text:style-name="T31">(avec Antonin Lebrun en 2009-2010</text:span><text:span text:style-name="T31"><text:note text:id="ftn6" text:note-class="footnote"><text:note-citation>6</text:note-citation><text:note-body><text:p text:style-name="P19"><text:s/><text:a xlink:type="simple" xlink:href="https://www.artsdelamarionnette.eu/identite/antonin-lebrun/" text:style-name="Internet_20_link" text:visited-style-name="Visited_20_Internet_20_Link">https://www.artsdelamarionnette.eu/identite/antonin-lebrun/</text:a> </text:p></text:note-body></text:note></text:span><text:span text:style-name="T31">) ouvre des perspectives </text:span>oblige à se remettre en question, ce que <text:span text:style-name="T30">je trouve agréable</text:span>.</text:p>
      <text:p text:style-name="P43"><text:soft-page-break/>A l’invitation de Mme Fondeur, j’avais participé à une table ronde sur les enjeux du numérique à l’école en <text:span text:style-name="T41">2019</text:span>. J’avais <text:span text:style-name="T41">la même</text:span> <text:span text:style-name="T42">année </text:span>animé un atelier à CANOPE pour montrer l’intérêt des <text:span text:style-name="T34">story-maps</text:span><text:span text:style-name="T34"><text:note text:id="ftn7" text:note-class="footnote"><text:note-citation>7</text:note-citation><text:note-body><text:p text:style-name="P19"><text:s/><text:a xlink:type="simple" xlink:href="https://storymap.knightlab.com/" text:style-name="Internet_20_link" text:visited-style-name="Visited_20_Internet_20_Link">https://storymap.knightlab.com/</text:a> </text:p></text:note-body></text:note></text:span><text:span text:style-name="T34">.</text:span></text:p>
      <text:p text:style-name="P51"><text:span text:style-name="T61"/></text:p>
      <text:p text:style-name="P26"><text:span text:style-name="T61">Activité</text:span><text:span text:style-name="T62">s</text:span><text:span text:style-name="T61"> interdisciplinaire</text:span><text:span text:style-name="T62">s</text:span></text:p>
      <text:p text:style-name="P4">Tous les documents proposés à mes élèves sont <text:span text:style-name="T24">librement </text:span>disponibles <text:span text:style-name="T24">sur le net</text:span><text:note text:id="ftn8" text:note-class="footnote"><text:note-citation>8</text:note-citation><text:note-body><text:p text:style-name="P19"><text:s/><text:a xlink:type="simple" xlink:href="https://github.com/suizokukan/discipulis" text:style-name="Internet_20_link" text:visited-style-name="Visited_20_Internet_20_Link">https://github.com/suizokukan/discipulis</text:a> </text:p></text:note-body></text:note>. <text:span text:style-name="T32">Je suis également responsable d’une chaîne YouTube présentant mon travail au collège</text:span><text:span text:style-name="T32"><text:note text:id="ftn9" text:note-class="footnote"><text:note-citation>9</text:note-citation><text:note-body><text:p text:style-name="P19"><text:s/><text:a xlink:type="simple" xlink:href="https://www.youtube.com/user/clgcamilleflammarion" text:style-name="Internet_20_link" text:visited-style-name="Visited_20_Internet_20_Link">https://www.youtube.com/user/clgcamilleflammarion</text:a></text:p></text:note-body></text:note></text:span><text:span text:style-name="T32">.</text:span></text:p>
      <text:p text:style-name="P3"/>
      <text:p text:style-name="Standard">Mon activité en tant qu'enseignant se caractérise par mon goût pour l'interdisciplinarité:</text:p>
      <text:p text:style-name="P62"><text:span text:style-name="T49">•</text:span> mon épouse étant enseignante d'arts plastiques, une partie de mes cours est basée sur l’<text:span text:style-name="T75">analyse et la </text:span>lecture d'images appliqué<text:span text:style-name="T75">es</text:span> à des œuvres d'art <text:span text:style-name="T23">(</text:span><text:span text:style-name="T8">cf </text:span><text:span text:style-name="T13">cet</text:span><text:span text:style-name="T23"> exemple</text:span><text:note text:id="ftn10" text:note-class="footnote"><text:note-citation>10</text:note-citation><text:note-body><text:p text:style-name="P19"><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23">). Cette abbée encore, afin d’améliorer les résultats de fluence qui étaient particulièrement mauvais chez mes sixièmes, j’ai incité mes élèves à des analyses orales problématisées de certaines œuvres d’art (liste</text:span><text:span text:style-name="T17"><text:note text:id="ftn0" text:note-class="footnote"><text:note-citation>11</text:note-citation><text:note-body><text:p text:style-name="P19"><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23">). Depuis plus de dix ans je travaille activement avec mes élèves de troisièmes sur l’oral du brevet, notamment sur ce qui s’appelait il y a peu « histoire des arts »</text:span><text:span text:style-name="T23"><text:note text:id="ftn11" text:note-class="footnote"><text:note-citation>12</text:note-citation><text:note-body><text:p text:style-name="P19"><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23">.</text:span></text:p>
      <text:p text:style-name="P59"><text:span text:style-name="T49">•</text:span> <text:span text:style-name="T3">mon goût pour l’épistémologie me permet de proposer des activités scientifiques à mes élèves : réflexion sur le décodage des consignes de mathématiques pour les cinquièmes</text:span><text:span text:style-name="T3"><text:note text:id="ftn12" text:note-class="footnote"><text:note-citation>13</text:note-citation><text:note-body><text:p text:style-name="P19"><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3">, présentation du théorème de Didon pour les quatrièmes latinistes</text:span><text:span text:style-name="T3"><text:note text:id="ftn13" text:note-class="footnote"><text:note-citation>14</text:note-citation><text:note-body><text:p text:style-name="P19"><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3">, expérience d’Archimède et de la couronne d’or pour les hellénistes (avec la participation de M. Renoud, mon collègue de sciences-physiques)</text:span><text:span text:style-name="T3"><text:note text:id="ftn14" text:note-class="footnote"><text:note-citation>15</text:note-citation><text:note-body><text:p text:style-name="P19"><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3">. </text:span></text:p>
      <text:p text:style-name="P59"><text:span text:style-name="T49">•</text:span> <text:span text:style-name="T3">mon goût pour les langues fait que nombre de documents donnés à mes élèves font mention de l’anglais et de l’allemand, langues que je pratique régulièrement</text:span><text:span text:style-name="T3"><text:note text:id="ftn15" text:note-class="footnote"><text:note-citation>16</text:note-citation><text:note-body><text:p text:style-name="P19"><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3">. En ce mois de mai 2021 je participerai ainsi avec ma collègue d’allemand, Mme Canova, à l’oral blanc d’allemand préparant les troisièmes à la section européenne.</text:span></text:p>
      <text:p text:style-name="P59"><text:span text:style-name="T49">•</text:span><text:span text:style-name="T43"> je travaille depuis plus de dix ans en étroite collaboration avec le professeur documentaliste de mon collège, Mme Demoncy. A titre d’exemple, cette année, j’ai demandé à recevoir pour la troisième année consécutive l’exposition </text:span><text:span text:style-name="T9">Cartooning for Peace</text:span><text:span text:style-name="T16"> et en ai fait profiter les quatre classes que j’ai en français</text:span><text:span text:style-name="T16"><text:note text:id="ftn16" text:note-class="footnote"><text:note-citation>17</text:note-citation><text:note-body><text:p text:style-name="P19"><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6">.</text:span></text:p>
      <text:p text:style-name="P60"/>
      <text:p text:style-name="P47"><text:span text:style-name="T72">Ainsi, l</text:span>e travail <text:span text:style-name="T72">avec des personnes variées</text:span> me paraît naturel : cette année, je suis <text:span text:style-name="T71">à nouveau</text:span> élu au C.A. de mon collège et membre du conseil école-collège pour lequel j’ai développé avec mon collègue de technologie un jeu pour les futurs CM2 basé sur <text:span text:style-name="T51">d</text:span>es Q<text:span text:style-name="T33">R</text:span> codes. <text:span text:style-name="T73">J’ai à plusieurs reprises mené des projets avec les collègues du premier degré et ai même eu le plaisir d’enseigner quelques heures à l’école primaire de Montigny le Roi dans le cadre du passage de la CM2 à la 6</text:span><text:span text:style-name="T74">e</text:span><text:span text:style-name="T73">. </text:span></text:p>
      <text:p text:style-name="P13"/>
      <text:p text:style-name="P26"><text:soft-page-break/><text:span text:style-name="T61">Participation à d’autres projets</text:span></text:p>
      <text:p text:style-name="Standard">J'ai toujours désiré prolonger mon activité devant élèves par d'autres projets. J'ai ainsi été rédacteur du site Musagora<text:note text:id="ftn17" text:note-class="footnote"><text:note-citation>18</text:note-citation><text:note-body><text:p text:style-name="P19"><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5">alors IA-IPR de Lettres</text:span>. J'ai eu également la chance de participer au projet Vivre l'Art<text:note text:id="ftn18" text:note-class="footnote"><text:note-citation>19</text:note-citation><text:note-body><text:p text:style-name="P6"><text:span text:style-name="T20"><text:s/></text:span><text:a xlink:type="simple" xlink:href="http://www.crdp-reims.fr/vivrelart" text:style-name="Internet_20_link" text:visited-style-name="Visited_20_Internet_20_Link"><text:span text:style-name="T20">http://www.crdp-reims.fr/vivrelart</text:span></text:a> </text:p></text:note-body></text:note> sous la direction de M. Guérin (IA-IPR d'Arts Plastiques) et de Patrick Le Chanu, conservateur en chef du patrimoine.</text:p>
      <text:p text:style-name="Standard"/>
      <text:p text:style-name="Standard">J'ai été <text:span text:style-name="T22">plusieurs fois </text:span>formateur <text:span text:style-name="T39">dans l’académie de Reims ; par exemple,</text:span> en 2018-2019 <text:span text:style-name="T22">j’</text:span>ai animé avec Christian Petit une formation consacrée à l'histoire des arts.</text:p>
      <text:p text:style-name="Standard"/>
      <text:p text:style-name="Standard">Cet aspect <text:span text:style-name="T36">inter</text:span>disciplinaire m'a conduit à animer pendant trois ans un club de cinéma d'animation; notre travail a été récompensé par un prix européen décerné en <text:span text:style-name="T18">2010</text:span> par le Goethe Institut, prix remis à Berlin à nos élèves ainsi qu'à moi et à mon épouse.</text:p>
      <text:p text:style-name="Standard"/>
      <text:p text:style-name="P15"><text:span text:style-name="T44">Ma curiosité fait que j</text:span>’apprécie <text:span text:style-name="T44">de </text:span>solliciter des <text:span text:style-name="T45">professionnels</text:span> pour les inviter à travailler avec moi. <text:span text:style-name="T46">Sur mon invitation, </text:span>Sylvestre Huet<text:note text:id="ftn19" text:note-class="footnote"><text:note-citation>20</text:note-citation><text:note-body><text:p text:style-name="P19"><text:s/><text:a xlink:type="simple" xlink:href="https://fr.wikipedia.org/wiki/Sylvestre_Huet" text:style-name="Internet_20_link" text:visited-style-name="Visited_20_Internet_20_Link">https://fr.wikipedia.org/wiki/Sylvestre_Huet</text:a> </text:p></text:note-body></text:note>, alors journaliste <text:span text:style-name="T69">scientifique </text:span>à Libération, <text:span text:style-name="T35">aujourd’hui au Monde, a eu la gentillesse de venir de Paris lors d’une journée consacrée au bouleversement climatique. De même, ai-je eu le plaisir d’inviter M. André Bailly, spécialiste du patois haut-marnais</text:span><text:span text:style-name="T35"><text:note text:id="ftn20" text:note-class="footnote"><text:note-citation>21</text:note-citation><text:note-body><text:p text:style-name="P19"><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5">, qui a accepté d’intervenir il y a quelques années avec mes élèves sur des questions linguistiques. De manière général, un œil extérieur sur mon travail me paraît indispensable pour éviter toute routine.</text:span></text:p>
      <text:p text:style-name="P15"/>
      <text:p text:style-name="P17">Ces projets, souvent exigeants pour moi, m’ont appris l’importance <text:span text:style-name="T47">que peuvent avoir l</text:span>es qualités <text:span text:style-name="T52">de</text:span> <text:span text:style-name="T52">rédaction</text:span> <text:span text:style-name="T48">et d’organisation (par exemple des plannings)</text:span>, <text:span text:style-name="T47">et la nécessité absolue de finir ce qui est commencé.</text:span></text:p>
      <text:p text:style-name="P17"/>
      <text:p text:style-name="P18">Enfin, je me fais un devoir de participer autant que faire se peut à la vie culturelle autour de mon collège. Cette année encore mes élèves profiteront <text:span text:style-name="T65">du déplacement offert vers certains sites </text:span>(Château de Joinville pour mes cinquièmes cette année <text:span text:style-name="T58">en juin</text:span>), ont participé à quelques concours (deux de mes élèves de troisièmes ont gagné <text:span text:style-name="T64">le</text:span> prix <text:span text:style-name="T57">de la dictée AMOPA</text:span>) <text:span text:style-name="T58">et se sont déplacés comme il y a un an et demi au Salon du Livre de Troyes.</text:span></text:p>
      <text:p text:style-name="Standard"/>
      <text:p text:style-name="P24">Importance de l’art à mes yeux</text:p>
      <text:p text:style-name="P44">L’art ne se réduit pas pour moi à sa fonction illustrative. Je considère qu’il est un <text:span text:style-name="T55">moyen d’émancipation intellectuelle et sociale et qu’à ce titre, les élèves les plus en difficulté sont ceux qui peuvent en tirer le plus grand profit. </text:span></text:p>
      <text:p text:style-name="P46"><text:span text:style-name="T55">Dans mon collège, l’intégration avec l’ITEP Henry Viet</text:span><text:span text:style-name="T55"><text:note text:id="ftn21" text:note-class="footnote"><text:note-citation>22</text:note-citation><text:note-body><text:p text:style-name="P19"><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5">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45"/>
      <text:p text:style-name="P36"><text:span text:style-name="T60"/></text:p>
      <text:p text:style-name="P21"><text:soft-page-break/>Evaluation de mon travail d’enseignant</text:p>
      <text:p text:style-name="P53">Dans le cadre du PPCR j'ai obtenu la <text:span text:style-name="T21">mention</text:span> « Excellen<text:span text:style-name="T19">t »</text:span> en 2021.</text:p>
      <text:p text:style-name="P37"><text:span text:style-name="T60"/></text:p>
      <text:p text:style-name="P36"><text:span text:style-name="T60">En </text:span><text:span text:style-name="T63">conclusion</text:span></text:p>
      <text:p text:style-name="P5">J’ai bien conscience des lacunes dans mon parcours, comme ma faible connaissance des activités liées à la musique ou encore ma vision assez floue des liens qu’entretiennent les différents organismes <text:span text:style-name="T56">présidant au choix des projets proposés chaque année aux enseignants.</text:span></text:p>
      <text:p text:style-name="P5"/>
      <text:p text:style-name="P29">Ceci dit, je considère avoir la chance de profiter de la vie culturelle du Grand Est ; je trouve remarquable que le secteur de la culture soit généreusement financé par l’Etat et les collectivités locales. Quel plaisir, par exemple, de pouvoir <text:span text:style-name="T67">visiter </text:span>en famille les expositions du centre Pompidou à Metz ou de voir le Signe sortir de terre et proposer d’intéressantes rétrospectives <text:span text:style-name="T70">mais aussi de mettre en valeur tant de graphistes contemporains </text:span>! Ces exemples confirment ma volonté de prolonger mon travail d’articulation entre l’enseignement et la culture.</text:p>
      <text:p text:style-name="P5"/>
      <text:p text:style-name="Standard"><text:span text:style-name="T66">Pour conclure, j</text:span>'ai beaucoup apprécié le travail de Mme Fondeur et <text:span text:style-name="T59">prendrais plaisir à</text:span> poursuivre ce qu'elle a proposé pendant tant d'années. <text:span text:style-name="T40">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7"/>
      <text:p text:style-name="P7"/>
      <text:p text:style-name="P32"/>
      <text:p text:style-name="P8">Respectueusement,</text:p>
      <text:p text:style-name="P8"/>
      <text:p text:style-name="P8">M. Fa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text:s text:c="2"/></text:span><text:s/><text:page-number text:select-page="current">5</text:page-number><text:s/>/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10:26:39.931747777</dc:date>
    <meta:editing-duration>P1DT18H4M7S</meta:editing-duration>
    <meta:editing-cycles>208</meta:editing-cycles>
    <meta:generator>LibreOffice/6.0.7.3$Linux_X86_64 LibreOffice_project/00m0$Build-3</meta:generator>
    <meta:print-date>2021-05-23T09:33:36.153290835</meta:print-date>
    <meta:document-statistic meta:table-count="0" meta:image-count="0" meta:object-count="0" meta:page-count="5" meta:paragraph-count="83" meta:word-count="1865" meta:character-count="13284" meta:non-whitespace-character-count="11449"/>
  </office:meta>
</office:document-meta>
</file>